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202cm"/>
    </style:style>
    <style:style style:name="Tableau1.B" style:family="table-column">
      <style:table-column-properties style:column-width="4.392cm"/>
    </style:style>
    <style:style style:name="Tableau1.C" style:family="table-column">
      <style:table-column-properties style:column-width="4.419cm"/>
    </style:style>
    <style:style style:name="Tableau1.A1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1d41a" fo:padding="0.097cm" fo:border="0.05pt solid #000000">
        <style:background-image/>
      </style:table-cell-properties>
    </style:style>
    <style:style style:name="Tableau1.A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ff6d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22cm" fo:margin-left="0cm" table:align="left"/>
    </style:style>
    <style:style style:name="Tableau2.A" style:family="table-column">
      <style:table-column-properties style:column-width="1.744cm"/>
    </style:style>
    <style:style style:name="Tableau2.B" style:family="table-column">
      <style:table-column-properties style:column-width="4.046cm"/>
    </style:style>
    <style:style style:name="Tableau2.C" style:family="table-column">
      <style:table-column-properties style:column-width="2.205cm"/>
    </style:style>
    <style:style style:name="Tableau2.D" style:family="table-column">
      <style:table-column-properties style:column-width="5.997cm"/>
    </style:style>
    <style:style style:name="Tableau2.E" style:family="table-column">
      <style:table-column-properties style:column-width="3.02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2.E2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0d7" officeooo:paragraph-rsid="0007a0d7"/>
    </style:style>
    <style:style style:name="P2" style:family="paragraph" style:parent-style-name="Standard">
      <style:text-properties officeooo:rsid="00098561" officeooo:paragraph-rsid="00098561"/>
    </style:style>
    <style:style style:name="P3" style:family="paragraph" style:parent-style-name="Standard">
      <style:text-properties officeooo:rsid="000aad73" officeooo:paragraph-rsid="000aad73"/>
    </style:style>
    <style:style style:name="P4" style:family="paragraph" style:parent-style-name="Standard">
      <style:text-properties officeooo:rsid="000aad73" officeooo:paragraph-rsid="000ad08e"/>
    </style:style>
    <style:style style:name="P5" style:family="paragraph" style:parent-style-name="Standard">
      <style:text-properties officeooo:rsid="000ad08e" officeooo:paragraph-rsid="000ad08e"/>
    </style:style>
    <style:style style:name="P6" style:family="paragraph" style:parent-style-name="Standard">
      <style:text-properties fo:font-weight="bold" officeooo:rsid="000ad08e" officeooo:paragraph-rsid="000ad08e" style:font-weight-asian="bold" style:font-weight-complex="bold"/>
    </style:style>
    <style:style style:name="P7" style:family="paragraph" style:parent-style-name="Standard">
      <style:text-properties fo:font-weight="bold" officeooo:rsid="000aad73" officeooo:paragraph-rsid="000aad73" style:font-weight-asian="bold" style:font-weight-complex="bold"/>
    </style:style>
    <style:style style:name="P8" style:family="paragraph" style:parent-style-name="Standard">
      <style:text-properties fo:font-weight="normal" officeooo:rsid="000ad08e" officeooo:paragraph-rsid="000ad08e" style:font-weight-asian="normal" style:font-weight-complex="normal"/>
    </style:style>
    <style:style style:name="P9" style:family="paragraph" style:parent-style-name="Standard">
      <style:text-properties fo:font-weight="normal" officeooo:rsid="000ad08e" officeooo:paragraph-rsid="000b249d" style:font-weight-asian="normal" style:font-weight-complex="normal"/>
    </style:style>
    <style:style style:name="P10" style:family="paragraph" style:parent-style-name="Standard">
      <style:text-properties fo:font-weight="normal" officeooo:rsid="000ad08e" officeooo:paragraph-rsid="000c6252" style:font-weight-asian="normal" style:font-weight-complex="normal"/>
    </style:style>
    <style:style style:name="P11" style:family="paragraph" style:parent-style-name="Standard">
      <style:text-properties fo:font-weight="normal" officeooo:rsid="000aad73" officeooo:paragraph-rsid="000ad08e" style:font-weight-asian="normal" style:font-weight-complex="normal"/>
    </style:style>
    <style:style style:name="P12" style:family="paragraph" style:parent-style-name="Table_20_Contents">
      <style:text-properties officeooo:paragraph-rsid="00029ca9"/>
    </style:style>
    <style:style style:name="P13" style:family="paragraph" style:parent-style-name="Table_20_Contents">
      <style:text-properties officeooo:paragraph-rsid="0002b6a3"/>
    </style:style>
    <style:style style:name="P14" style:family="paragraph" style:parent-style-name="Table_20_Contents">
      <style:text-properties officeooo:rsid="0002b6a3" officeooo:paragraph-rsid="0002b6a3"/>
    </style:style>
    <style:style style:name="P15" style:family="paragraph" style:parent-style-name="Table_20_Contents">
      <style:text-properties officeooo:rsid="0002b6a3" officeooo:paragraph-rsid="0004475a"/>
    </style:style>
    <style:style style:name="P16" style:family="paragraph" style:parent-style-name="Table_20_Contents">
      <style:text-properties officeooo:paragraph-rsid="0004475a"/>
    </style:style>
    <style:style style:name="P17" style:family="paragraph" style:parent-style-name="Table_20_Contents">
      <style:text-properties officeooo:rsid="0004475a" officeooo:paragraph-rsid="0004475a"/>
    </style:style>
    <style:style style:name="P18" style:family="paragraph" style:parent-style-name="Table_20_Contents">
      <style:text-properties officeooo:rsid="0005d3fc" officeooo:paragraph-rsid="0005d3fc"/>
    </style:style>
    <style:style style:name="P19" style:family="paragraph" style:parent-style-name="Table_20_Contents">
      <style:text-properties officeooo:rsid="0005d3fc" officeooo:paragraph-rsid="00098561"/>
    </style:style>
    <style:style style:name="P20" style:family="paragraph" style:parent-style-name="Table_20_Contents">
      <style:text-properties officeooo:rsid="0007a0d7" officeooo:paragraph-rsid="0007a0d7"/>
    </style:style>
    <style:style style:name="P21" style:family="paragraph" style:parent-style-name="Table_20_Contents">
      <style:text-properties officeooo:rsid="000b249d" officeooo:paragraph-rsid="000b249d"/>
    </style:style>
    <style:style style:name="T1" style:family="text">
      <style:text-properties officeooo:rsid="00029ca9"/>
    </style:style>
    <style:style style:name="T2" style:family="text">
      <style:text-properties officeooo:rsid="0004475a"/>
    </style:style>
    <style:style style:name="T3" style:family="text">
      <style:text-properties officeooo:rsid="0005d3fc"/>
    </style:style>
    <style:style style:name="T4" style:family="text">
      <style:text-properties officeooo:rsid="00098561"/>
    </style:style>
    <style:style style:name="T5" style:family="text">
      <style:text-properties officeooo:rsid="000aad73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color="#c9211e" fo:font-weight="bold" officeooo:rsid="0007a0d7" style:font-weight-asian="bold" style:font-weight-complex="bold"/>
    </style:style>
    <style:style style:name="T8" style:family="text">
      <style:text-properties fo:color="#c9211e" fo:font-weight="bold" officeooo:rsid="000aad73" style:font-weight-asian="bold" style:font-weight-complex="bold"/>
    </style:style>
    <style:style style:name="T9" style:family="text">
      <style:text-properties fo:color="#c9211e" fo:font-weight="bold" officeooo:rsid="000ad08e" style:font-weight-asian="bold" style:font-weight-complex="bold"/>
    </style:style>
    <style:style style:name="T10" style:family="text">
      <style:text-properties fo:color="#c9211e" fo:font-weight="bold" officeooo:rsid="000b249d" style:font-weight-asian="bold" style:font-weight-complex="bold"/>
    </style:style>
    <style:style style:name="T11" style:family="text">
      <style:text-properties fo:color="#c9211e" fo:font-weight="bold" officeooo:rsid="000c6252" style:font-weight-asian="bold" style:font-weight-complex="bold"/>
    </style:style>
    <style:style style:name="T12" style:family="text">
      <style:text-properties fo:color="#c9211e" fo:font-weight="bold" officeooo:rsid="00103b9e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officeooo:rsid="0005d3fc"/>
    </style:style>
    <style:style style:name="T16" style:family="text">
      <style:text-properties fo:color="#000000" fo:font-weight="bold" officeooo:rsid="0005d3fc" style:font-weight-asian="bold" style:font-weight-complex="bold"/>
    </style:style>
    <style:style style:name="T17" style:family="text">
      <style:text-properties fo:color="#000000" officeooo:rsid="000b249d"/>
    </style:style>
    <style:style style:name="T18" style:family="text">
      <style:text-properties fo:color="#000000" officeooo:rsid="000c6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./<text:span text:style-name="T1">analog nomfichier.log</text:span>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./<text:span text:style-name="T1">analog nomfichier.txt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./<text:span text:style-name="T1">analog</text:span></text:p>
          </table:table-cell>
          <table:table-cell table:style-name="Tableau1.A3" office:value-type="string">
            <text:p text:style-name="P14">Argument invalide</text:p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./<text:span text:style-name="T1">analog nomfichier.log toto tutu</text:span></text:p>
          </table:table-cell>
          <table:table-cell table:style-name="Tableau1.A3" office:value-type="string">
            <text:p text:style-name="P14">Trop d’arguments</text:p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./<text:span text:style-name="T1">analog nomfichier.dot</text:span></text:p>
          </table:table-cell>
          <table:table-cell table:style-name="Tableau1.A3" office:value-type="string">
            <text:p text:style-name="P14">Extension incorrecte (.txt ou .log attendu)</text:p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6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2">./<text:span text:style-name="T1">analog -g nomfichier.dot nomfichier.log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Table_20_Contents">./<text:span text:style-name="T1">analog -g</text:span></text:p>
          </table:table-cell>
          <table:table-cell table:style-name="Tableau1.A3" office:value-type="string">
            <text:p text:style-name="P14">Argument invalide</text:p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12">./<text:span text:style-name="T1">analog -g nomfichier.toto nomfichier.log</text:span></text:p>
            <text:p text:style-name="P17">ou</text:p>
            <text:p text:style-name="P17">./analog -g -e nomfichier.dot nomfichier.log</text:p>
            <text:p text:style-name="P17">[...]</text:p>
          </table:table-cell>
          <table:table-cell table:style-name="Tableau1.A3" office:value-type="string">
            <text:p text:style-name="P15"><text:span text:style-name="T2">Nom de fichier incorrect</text:span> (.dot attendu)</text:p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12">./<text:span text:style-name="T1">analog -g nomfichier1.dot -g nomfichier2.dot nomfichier.log</text:span></text:p>
          </table:table-cell>
          <table:table-cell table:style-name="Tableau1.A3" office:value-type="string">
            <text:p text:style-name="P14">Option -g déjà utilisée</text:p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11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3">./<text:span text:style-name="T1">analog -e nomfichier.log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./<text:span text:style-name="T1">analog -e -g nomfichier.dot nomfichier.log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14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6">./<text:span text:style-name="T1">analog -t &lt;heure&gt;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16">./<text:span text:style-name="T1">analog -t 24</text:span></text:p>
            <text:p text:style-name="P17">ou</text:p>
            <text:p text:style-name="P17">./analog -t qsdkl</text:p>
            <text:p text:style-name="P17">ou</text:p>
            <text:p text:style-name="P17">./analog -t 22.4</text:p>
            <text:p text:style-name="P17">[...]</text:p>
          </table:table-cell>
          <table:table-cell table:style-name="Tableau1.A3" office:value-type="string">
            <text:p text:style-name="P17">Heure invalide : elle doit être un entier compris dans l’intervalle [0 ; 23]</text:p>
          </table:table-cell>
          <table:table-cell table:style-name="Tableau1.C3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9">set&lt;<text:span text:style-name="T4">URL</text:span>Hits&gt;</text:p>
          </table:table-cell>
          <table:table-cell table:style-name="Tableau2.A1" office:value-type="string">
            <text:p text:style-name="P19">map&lt;string, <text:span text:style-name="T4">URL</text:span>Hits*&gt;</text:p>
          </table:table-cell>
          <table:table-cell table:style-name="Tableau2.A1" office:value-type="string">
            <text:p text:style-name="P18">map&lt;pair&lt;string*, string*&gt;, unsigned int&gt;</text:p>
          </table:table-cell>
          <table:table-cell table:style-name="Tableau2.E1" office:value-type="string">
            <text:p text:style-name="P21">set&lt;string&gt;</text:p>
          </table:table-cell>
        </table:table-row>
        <table:table-row>
          <table:table-cell table:style-name="Tableau2.A2" office:value-type="string">
            <text:p text:style-name="P18">Insertion</text:p>
          </table:table-cell>
          <table:table-cell table:style-name="Tableau2.B2" office:value-type="string">
            <text:p text:style-name="P20">O(log(n))</text:p>
          </table:table-cell>
          <table:table-cell table:style-name="Tableau2.B2" office:value-type="string">
            <text:p text:style-name="P20">O(log(n))</text:p>
          </table:table-cell>
          <table:table-cell table:style-name="Tableau2.B2" office:value-type="string">
            <text:p text:style-name="P20">O(log(n))</text:p>
          </table:table-cell>
          <table:table-cell table:style-name="Tableau2.E2" office:value-type="string">
            <text:p text:style-name="P20">O(log(n))</text:p>
          </table:table-cell>
        </table:table-row>
        <table:table-row>
          <table:table-cell table:style-name="Tableau2.A2" office:value-type="string">
            <text:p text:style-name="P18">Recherche</text:p>
          </table:table-cell>
          <table:table-cell table:style-name="Tableau2.A2" office:value-type="string">
            <text:p text:style-name="P20">O(log(n))</text:p>
          </table:table-cell>
          <table:table-cell table:style-name="Tableau2.B2" office:value-type="string">
            <text:p text:style-name="P20">O(log(n))</text:p>
          </table:table-cell>
          <table:table-cell table:style-name="Tableau2.B2" office:value-type="string">
            <text:p text:style-name="P20">O(log(n))</text:p>
          </table:table-cell>
          <table:table-cell table:style-name="Tableau2.E2" office:value-type="string">
            <text:p text:style-name="P20">O(log(n))</text:p>
          </table:table-cell>
        </table:table-row>
        <table:table-row>
          <table:table-cell table:style-name="Tableau2.A2" office:value-type="string">
            <text:p text:style-name="P20">Accès direct</text:p>
          </table:table-cell>
          <table:table-cell table:style-name="Tableau2.B2" office:value-type="string">
            <text:p text:style-name="P20">O(1)</text:p>
          </table:table-cell>
          <table:table-cell table:style-name="Tableau2.A2" office:value-type="string">
            <text:p text:style-name="P20">O(1)</text:p>
          </table:table-cell>
          <table:table-cell table:style-name="Tableau2.A2" office:value-type="string">
            <text:p text:style-name="P20">O(1)</text:p>
          </table:table-cell>
          <table:table-cell table:style-name="Tableau2.E4" office:value-type="string">
            <text:p text:style-name="P20">O(1)</text:p>
          </table:table-cell>
        </table:table-row>
      </table:table>
      <text:p text:style-name="Standard"/>
      <text:p text:style-name="P1">A la lecture d’un fichier (insertion des données) : O(3*log(n))</text:p>
      <text:p text:style-name="P1"/>
      <text:p text:style-name="P2">A l’incrémentation du nombre de hits d’une URL : O(log(n))</text:p>
      <text:p text:style-name="P2"/>
      <text:p text:style-name="P2">A l’incrémentation du nombre de hits d’une URL depuis un referer : O(log(n))</text:p>
      <text:p text:style-name="P2"/>
      <text:p text:style-name="P2"/>
      <text:p text:style-name="P2"><text:soft-page-break/></text:p>
      <text:p text:style-name="P2"/>
      <text:p text:style-name="P2"/>
      <text:p text:style-name="P6">Algorithme d’insertion des données</text:p>
      <text:p text:style-name="P7"/>
      <text:p text:style-name="P3">pour chaque ligne du fichier <text:span text:style-name="T6">(</text:span><text:span text:style-name="T7">O(n)</text:span><text:span text:style-name="T6">)</text:span></text:p>
      <text:p text:style-name="P3"><text:tab/>si l’url n’a jamais été rencontrée<text:span text:style-name="T13"> </text:span><text:span text:style-name="T6">(</text:span><text:span text:style-name="T7">O(log(n))</text:span><text:span text:style-name="T6">)</text:span></text:p>
      <text:p text:style-name="P3"><text:tab/><text:tab/>crée un URLHits</text:p>
      <text:p text:style-name="P3"><text:tab/><text:tab/>l’ajoute a l’association url ↔ URLHits (<text:span text:style-name="T3">map&lt;string, URLHits*&gt;</text:span>) <text:span text:style-name="T6">(O(log(n)))</text:span></text:p>
      <text:p text:style-name="P3"><text:tab/><text:tab/>l’ajoute au classement par hits (se<text:span text:style-name="T3">t&lt;URLHits&gt;</text:span>) <text:span text:style-name="T6">(O(log(n)))</text:span></text:p>
      <text:p text:style-name="P3"><text:tab/>si la paire (url ; referer) n’a jamais été rencontrée <text:span text:style-name="T6">(</text:span><text:span text:style-name="T7">O(log(n))</text:span><text:span text:style-name="T6">)</text:span></text:p>
      <text:p text:style-name="P3"><text:tab/><text:tab/>crée la paire (url ; referer)</text:p>
      <text:p text:style-name="P3"><text:tab/><text:tab/>l’ajoute a l’association entre la paire et le nombre de hits (<text:span text:style-name="T3">map&lt;pair&lt;string*, <text:tab/><text:tab/><text:tab/>string*&gt;, unsigned int&gt;</text:span>) <text:span text:style-name="T6">(O(log(n)))</text:span></text:p>
      <text:p text:style-name="P3"><text:tab/>incremente le nombre de hits de l’url <text:span text:style-name="T6">(</text:span><text:span text:style-name="T7">O(</text:span><text:span text:style-name="T6">1</text:span><text:span text:style-name="T7">)</text:span><text:span text:style-name="T6">)</text:span></text:p>
      <text:p text:style-name="P3"><text:tab/>incremente le nombre de hits de la paire (url ; referer) <text:s/><text:span text:style-name="T6">(</text:span><text:span text:style-name="T7">O(</text:span><text:span text:style-name="T6">1</text:span><text:span text:style-name="T7">)</text:span><text:span text:style-name="T6">)</text:span></text:p>
      <text:p text:style-name="P3"><text:span text:style-name="T6"/></text:p>
      <text:p text:style-name="P3"><text:span text:style-name="T6">Complexité totale dans le pire des cas O(n * 5 * log(n))</text:span></text:p>
      <text:p text:style-name="P3"><text:span text:style-name="T6"/></text:p>
      <text:p text:style-name="P3"><text:span text:style-name="T6"/></text:p>
      <text:p text:style-name="P6">Algorithme de recherche du top 10</text:p>
      <text:p text:style-name="P6"/>
      <text:p text:style-name="P8">pour i allant de 0 à 9</text:p>
      <text:p text:style-name="P8"><text:tab/>urlHits ← URLHits[i] <text:span text:style-name="T5"><text:s/></text:span><text:span text:style-name="T8">(</text:span><text:span text:style-name="T7">O(</text:span><text:span text:style-name="T8">1</text:span><text:span text:style-name="T7">)</text:span><text:span text:style-name="T8">)</text:span></text:p>
      <text:p text:style-name="P8"><text:tab/>affiche urlHits.url </text:p>
      <text:p text:style-name="P4"><text:span text:style-name="T6"/></text:p>
      <text:p text:style-name="P4"><text:span text:style-name="T6">Complexité totale dans le pire des cas O(</text:span><text:span text:style-name="T9">10</text:span><text:span text:style-name="T6">) →</text:span><text:span text:style-name="T9"> O(1)</text:span></text:p>
      <text:p text:style-name="P5"><text:span text:style-name="T6"/></text:p>
      <text:p text:style-name="P6">Algorithme de génération du graphique</text:p>
      <text:p text:style-name="P8"><text:span text:style-name="T16"/></text:p>
      <text:p text:style-name="P8"><text:span text:style-name="T14">pour chaque tuple (&lt;&lt;referer, cible&gt;, hits&gt;) de </text:span><text:span text:style-name="T15">map&lt;pair&lt;string*, string*&gt;, unsigned int&gt; </text:span><text:span text:style-name="T8">(</text:span><text:span text:style-name="T7">O(</text:span><text:span text:style-name="T10">n</text:span><text:span text:style-name="T7">)</text:span><text:span text:style-name="T8">)</text:span></text:p>
      <text:p text:style-name="P10"><text:span text:style-name="T8"><text:tab/></text:span><text:span text:style-name="T17">si l’url de referer ne se trouve pas dans les nœuds déjà créées (set&lt;string&gt;) </text:span><text:span text:style-name="T8">(</text:span><text:span text:style-name="T7">O(</text:span><text:span text:style-name="T11">log(n)</text:span><text:span text:style-name="T7">)</text:span><text:span text:style-name="T8">)</text:span></text:p>
      <text:p text:style-name="P9"><text:span text:style-name="T17"><text:tab/><text:tab/>crée le nœud referer</text:span></text:p>
      <text:p text:style-name="P10"><text:span text:style-name="T17"><text:tab/><text:tab/></text:span><text:span text:style-name="T18">insère l’url dans la liste de nœuds créés (</text:span><text:span text:style-name="T17">set&lt;string&gt;</text:span><text:span text:style-name="T18">) </text:span><text:span text:style-name="T8">(</text:span><text:span text:style-name="T7">O(</text:span><text:span text:style-name="T11">log(n)</text:span><text:span text:style-name="T7">)</text:span><text:span text:style-name="T8">)</text:span></text:p>
      <text:p text:style-name="P10"><text:span text:style-name="T17"><text:tab/>si l’url de cible ne se trouve pas dans les nœuds déjà créées (set&lt;string&gt;) </text:span><text:span text:style-name="T8">(</text:span><text:span text:style-name="T7">O(</text:span><text:span text:style-name="T11">log(n)</text:span><text:span text:style-name="T7">)</text:span><text:span text:style-name="T8">)</text:span></text:p>
      <text:p text:style-name="P9"><text:span text:style-name="T17"><text:tab/><text:tab/>crée le nœud cible</text:span></text:p>
      <text:p text:style-name="P10"><text:span text:style-name="T17"><text:tab/><text:tab/></text:span><text:span text:style-name="T18">insère l’url dans la liste de nœuds créées (set&lt;string&gt;) </text:span><text:span text:style-name="T8">(</text:span><text:span text:style-name="T7">O(</text:span><text:span text:style-name="T11">log(n)</text:span><text:span text:style-name="T7">)</text:span><text:span text:style-name="T8">)</text:span></text:p>
      <text:p text:style-name="P9"><text:span text:style-name="T15"><text:tab/></text:span><text:span text:style-name="T17">crée</text:span><text:span text:style-name="T14"> une flèche de referer vers cible avec le label hits</text:span></text:p>
      <text:p text:style-name="P8"><text:span text:style-name="T14"/></text:p>
      <text:p text:style-name="P4"><text:span text:style-name="T6"/></text:p>
      <text:p text:style-name="P11"><text:span text:style-name="T6">Complexité totale dans le pire des cas O(</text:span><text:span text:style-name="T9">n * </text:span><text:span text:style-name="T11">4 log(n)</text:span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53:58.739118065</meta:creation-date>
    <dc:date>2020-01-15T17:43:59.657482190</dc:date>
    <meta:editing-duration>PT1H5M24S</meta:editing-duration>
    <meta:editing-cycles>8</meta:editing-cycles>
    <meta:generator>LibreOffice/6.2.7.1$Linux_X86_64 LibreOffice_project/20$Build-1</meta:generator>
    <meta:document-statistic meta:table-count="2" meta:image-count="0" meta:object-count="0" meta:page-count="2" meta:paragraph-count="77" meta:word-count="377" meta:character-count="2504" meta:non-whitespace-character-count="2171"/>
  </office:meta>
</office:document-meta>
</file>